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5082a" officeooo:paragraph-rsid="0015082a"/>
    </style:style>
    <style:style style:name="P2" style:family="paragraph" style:parent-style-name="Standard">
      <style:text-properties style:font-name="Arial1" fo:font-weight="bold" officeooo:rsid="00157f7a" officeooo:paragraph-rsid="00157f7a" style:font-weight-asian="bold" style:font-weight-complex="bold"/>
    </style:style>
    <style:style style:name="P3" style:family="paragraph" style:parent-style-name="Standard">
      <style:text-properties style:font-name="Arial1" fo:font-size="10pt" officeooo:rsid="00157f7a" officeooo:paragraph-rsid="00157f7a" style:font-size-asian="10pt" style:font-size-complex="10pt"/>
    </style:style>
    <style:style style:name="P4" style:family="paragraph" style:parent-style-name="Standard">
      <style:text-properties style:font-name="Liberation Mono" fo:font-size="10pt" officeooo:rsid="00157f7a" officeooo:paragraph-rsid="00157f7a" style:font-size-asian="10pt" style:font-size-complex="10pt"/>
    </style:style>
    <style:style style:name="P5" style:family="paragraph" style:parent-style-name="Standard">
      <style:text-properties style:font-name="Liberation Mono" fo:font-size="10pt" fo:font-weight="normal" officeooo:rsid="00157f7a" officeooo:paragraph-rsid="00157f7a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break-before="page"/>
      <style:text-properties style:font-name="Liberation Mono" fo:font-size="10pt" fo:font-weight="normal" officeooo:rsid="00157f7a" officeooo:paragraph-rsid="00157f7a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Cordero Molina</text:p>
      <text:p text:style-name="P1"/>
      <text:p text:style-name="P2">Ejercicio 1</text:p>
      <text:p text:style-name="P5"/>
      <text:p text:style-name="P5">#!/bin/bash<text:line-break/><text:line-break/>echo "Examen - Ejercicio 1"<text:line-break/>echo ""<text:line-break/><text:line-break/>#Número aleatorio entre 5 y 10<text:line-break/>aleatorio=$(($RANDOM%(10-5+1)+5))<text:line-break/>echo "El número aleatorio es $aleatorio"<text:line-break/>echo ""<text:line-break/><text:line-break/>num=1<text:line-break/>encontrado="no"<text:line-break/><text:line-break/>while [ "$encontrado" != "si" ]; do<text:line-break/><text:line-break/> <text:s text:c="7"/>contDivisores=0<text:line-break/> <text:s text:c="7"/><text:line-break/> <text:s text:c="7"/>for (( i=1; i&lt;=num; i++ )); do<text:line-break/> <text:s text:c="7"/><text:line-break/> <text:s text:c="11"/>division=$(($num%$i))<text:line-break/> <text:s text:c="11"/>if [ $division -eq 0 ]; then<text:line-break/> <text:s text:c="15"/>contDivisores=$(($contDivisores+1))<text:line-break/> <text:s text:c="11"/>fi<text:line-break/> <text:s text:c="11"/><text:line-break/> <text:s text:c="7"/>done<text:line-break/> <text:s text:c="7"/><text:line-break/> <text:s text:c="7"/>#si lo encuentra se sale del bucle<text:line-break/> <text:s text:c="7"/>if [ $contDivisores -eq $aleatorio ]; then<text:line-break/> <text:s text:c="11"/>encontrado="si"<text:line-break/> <text:s text:c="7"/>else<text:line-break/> <text:s text:c="11"/>num=$(($num+1))<text:line-break/> <text:s text:c="7"/>fi<text:line-break/>done<text:line-break/> <text:s text:c="3"/><text:line-break/>#resultado<text:line-break/>if [ "$encontrado" = "si" ]; then<text:line-break/> <text:s text:c="3"/>echo "El primer número con $aleatorio divisores es el $num"<text:line-break/>fi<text:line-break/><text:line-break/></text:p>
      <text:p text:style-name="P5"/>
      <text:p text:style-name="P6"/>
      <text:p text:style-name="P2">Ejercicio 2</text:p>
      <text:p text:style-name="P3"/>
      <text:p text:style-name="P4">#!/bin/bash<text:line-break/><text:line-break/>echo "Examen - Ejercicio 2"<text:line-break/>echo ""<text:line-break/><text:line-break/>echo "Da una palabra para invertirla: "<text:line-break/>read palabra<text:line-break/><text:line-break/>#contar el total de letras de la palabra<text:line-break/>total=${#palabra}<text:line-break/><text:line-break/>#invertir palabra<text:line-break/>for (( i=$total-1 ; i&gt;=0 ; i-- ))<text:line-break/>do<text:line-break/> <text:s text:c="3"/>letra=${palabra:i:1}<text:line-break/> <text:s text:c="3"/>palabraInvertida=$palabraInvertida$letra<text:line-break/>done<text:line-break/><text:line-break/>#resultados<text:line-break/>echo "La palabra insertada por el usuario es: $palabra"<text:line-break/>echo "La palabra invertida es: $palabraInvertida"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07:55:32.332000000</meta:creation-date>
    <dc:date>2025-05-27T08:47:37.131000000</dc:date>
    <meta:editing-duration>PT52M5S</meta:editing-duration>
    <meta:editing-cycles>4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5" meta:word-count="152" meta:character-count="1236" meta:non-whitespace-character-count="888"/>
  </office:meta>
</office:document-meta>
</file>